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699cm" style:rel-column-width="6548*"/>
    </style:style>
    <style:style style:name="表格1.B" style:family="table-column">
      <style:table-column-properties style:column-width="1.7cm" style:rel-column-width="6554*"/>
    </style:style>
    <style:style style:name="表格1.C" style:family="table-column">
      <style:table-column-properties style:column-width="1.796cm" style:rel-column-width="6922*"/>
    </style:style>
    <style:style style:name="表格1.D" style:family="table-column">
      <style:table-column-properties style:column-width="1.605cm" style:rel-column-width="6187*"/>
    </style:style>
    <style:style style:name="表格1.J" style:family="table-column">
      <style:table-column-properties style:column-width="1.702cm" style:rel-column-width="6560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J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J2" style:family="table-cell">
      <style:table-cell-properties fo:padding="0.097cm" fo:border-left="0.5pt solid #000000" fo:border-right="0.5pt solid #000000" fo:border-top="none" fo:border-bottom="0.5pt solid #000000"/>
    </style:style>
    <style:style style:name="表格1.3" style:family="table-row">
      <style:table-row-properties style:min-row-height="0.757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.7cm" style:rel-column-width="6553*"/>
    </style:style>
    <style:style style:name="表格2.J" style:family="table-column">
      <style:table-column-properties style:column-width="1.7cm" style:rel-column-width="6558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J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651b"/>
    </style:style>
    <style:style style:name="P2" style:family="paragraph" style:parent-style-name="Standard">
      <style:text-properties officeooo:rsid="000e651b" officeooo:paragraph-rsid="000e651b"/>
    </style:style>
    <style:style style:name="P3" style:family="paragraph" style:parent-style-name="Standard">
      <style:text-properties officeooo:paragraph-rsid="000e651b"/>
    </style:style>
    <style:style style:name="P4" style:family="paragraph" style:parent-style-name="Standard">
      <style:text-properties officeooo:rsid="0011f781" officeooo:paragraph-rsid="0011f781"/>
    </style:style>
    <style:style style:name="P5" style:family="paragraph" style:parent-style-name="Standard">
      <style:text-properties officeooo:paragraph-rsid="0011f781"/>
    </style:style>
    <style:style style:name="P6" style:family="paragraph" style:parent-style-name="Standard">
      <style:text-properties officeooo:paragraph-rsid="00175235"/>
    </style:style>
    <style:style style:name="P7" style:family="paragraph" style:parent-style-name="Standard">
      <style:text-properties officeooo:rsid="001e4b03" officeooo:paragraph-rsid="001e4b03"/>
    </style:style>
    <style:style style:name="P8" style:family="paragraph" style:parent-style-name="Standard">
      <style:text-properties officeooo:rsid="001eb7cb" officeooo:paragraph-rsid="001eb7cb"/>
    </style:style>
    <style:style style:name="P9" style:family="paragraph" style:parent-style-name="Standard">
      <style:text-properties officeooo:rsid="001ef46c" officeooo:paragraph-rsid="001ef46c"/>
    </style:style>
    <style:style style:name="P10" style:family="paragraph" style:parent-style-name="Table_20_Contents">
      <style:text-properties officeooo:rsid="001ef46c" officeooo:paragraph-rsid="001ef46c"/>
    </style:style>
    <style:style style:name="P11" style:family="paragraph" style:parent-style-name="Standard">
      <style:text-properties officeooo:paragraph-rsid="001ef46c"/>
    </style:style>
    <style:style style:name="P12" style:family="paragraph" style:parent-style-name="Table_20_Contents">
      <style:text-properties officeooo:paragraph-rsid="001ef46c"/>
    </style:style>
    <style:style style:name="P13" style:family="paragraph" style:parent-style-name="Table_20_Contents">
      <style:text-properties officeooo:rsid="002008dc" officeooo:paragraph-rsid="002008dc"/>
    </style:style>
    <style:style style:name="P14" style:family="paragraph" style:parent-style-name="Table_20_Contents">
      <style:text-properties officeooo:rsid="002128e4" officeooo:paragraph-rsid="002128e4"/>
    </style:style>
    <style:style style:name="P15" style:family="paragraph" style:parent-style-name="Table_20_Contents">
      <style:text-properties officeooo:rsid="00218d1c" officeooo:paragraph-rsid="00218d1c"/>
    </style:style>
    <style:style style:name="P16" style:family="paragraph" style:parent-style-name="Table_20_Contents">
      <style:text-properties officeooo:rsid="00247730" officeooo:paragraph-rsid="00247730"/>
    </style:style>
    <style:style style:name="P17" style:family="paragraph" style:parent-style-name="Table_20_Contents">
      <style:text-properties officeooo:rsid="0025900a" officeooo:paragraph-rsid="0025900a"/>
    </style:style>
    <style:style style:name="P18" style:family="paragraph" style:parent-style-name="Table_20_Contents">
      <style:text-properties officeooo:rsid="00269204" officeooo:paragraph-rsid="00269204"/>
    </style:style>
    <style:style style:name="P19" style:family="paragraph" style:parent-style-name="Table_20_Contents">
      <style:text-properties officeooo:rsid="002008dc" officeooo:paragraph-rsid="001ef46c"/>
    </style:style>
    <style:style style:name="T1" style:family="text">
      <style:text-properties officeooo:rsid="000e651b"/>
    </style:style>
    <style:style style:name="T2" style:family="text">
      <style:text-properties officeooo:rsid="0010df89"/>
    </style:style>
    <style:style style:name="T3" style:family="text">
      <style:text-properties officeooo:rsid="0011f781"/>
    </style:style>
    <style:style style:name="T4" style:family="text">
      <style:text-properties officeooo:rsid="00175235"/>
    </style:style>
    <style:style style:name="T5" style:family="text">
      <style:text-properties officeooo:rsid="001ef46c"/>
    </style:style>
    <style:style style:name="T6" style:family="text">
      <style:text-properties officeooo:rsid="002008dc"/>
    </style:style>
    <style:style style:name="T7" style:family="text">
      <style:text-properties officeooo:rsid="0020308d"/>
    </style:style>
    <style:style style:name="T8" style:family="text">
      <style:text-properties officeooo:rsid="002128e4"/>
    </style:style>
    <style:style style:name="T9" style:family="text">
      <style:text-properties officeooo:rsid="0022c9bd"/>
    </style:style>
    <style:style style:name="T10" style:family="text">
      <style:text-properties officeooo:rsid="002477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命令行：<text:line-break/><text:line-break/>镜像：</text:p>
      <text:p text:style-name="P1">sudo docker images</text:p>
      <text:p text:style-name="P2">sudo docker pull &lt;image_name&gt;:&lt;tag&gt;</text:p>
      <text:p text:style-name="P2">sudo docker build -t &lt;image_name&gt;:&lt;tag&gt; .</text:p>
      <text:p text:style-name="P2">sudo docker rmi &lt;image_id_or_name&gt;</text:p>
      <text:p text:style-name="P3"><text:span text:style-name="T1">sudo </text:span>docker inspect &lt;image_name_or_id&gt; -<text:span text:style-name="T2">it</text:span></text:p>
      <text:p text:style-name="P3"><text:span text:style-name="T1">sudo </text:span>docker image prune<text:span text:style-name="T1">(清理未使用的镜像)</text:span></text:p>
      <text:p text:style-name="P3"/>
      <text:p text:style-name="P2">容器：</text:p>
      <text:p text:style-name="P3"><text:span text:style-name="T1">sudo </text:span>docker run -it --name &lt;container_name&gt; &lt;image_name&gt;</text:p>
      <text:p text:style-name="P3"><text:span text:style-name="T1">sudo </text:span>docker ps</text:p>
      <text:p text:style-name="P3"><text:span text:style-name="T1">sudo </text:span>docker ps -a<text:span text:style-name="T1">(看所有的容器)</text:span></text:p>
      <text:p text:style-name="P3"><text:span text:style-name="T1">sudo docker stop </text:span>&lt;container_name_or_id&gt;</text:p>
      <text:p text:style-name="P3"><text:span text:style-name="T1">sudo </text:span>docker start &lt;contain er_name_or_id&gt;</text:p>
      <text:p text:style-name="P3"><text:span text:style-name="T1">sudo </text:span>docker rm &lt;container_name_or_id&gt;</text:p>
      <text:p text:style-name="P3"><text:span text:style-name="T1">sudo </text:span>docker exec -it &lt;container_name_or_id&gt; /bin/bash</text:p>
      <text:p text:style-name="P3"><text:span text:style-name="T1">sudo </text:span>docker logs &lt;container_name_or_id&gt;</text:p>
      <text:p text:style-name="P3"/>
      <text:p text:style-name="P3"/>
      <text:p text:style-name="P3"/>
      <text:p text:style-name="P4">source /opt/ros/foxy/setup.bash</text:p>
      <text:p text:style-name="P4">source /ros_ws/install/setup.bash</text:p>
      <text:p text:style-name="P4">colcon build</text:p>
      <text:p text:style-name="P5"><text:span text:style-name="T3">获取包</text:span>ros2 pkg list | grep &lt;<text:span text:style-name="T3">package</text:span>&gt;<text:line-break/><text:line-break/><text:line-break/><text:span text:style-name="T4">faulhaber motor:</text:span></text:p>
      <text:p text:style-name="P5">ros2 run faulhaber_motor_controller motor_controller_node</text:p>
      <text:p text:style-name="P5">ros2 topic pub /cmd_vel geometry_msgs/msg/Twist "{linear: {x: 50.0, y: 0.0, z: 0.0}, angular: {x: 0.0, y: 0.0, z: 0.0}}" <text:s/>--once<text:line-break/><text:line-break/><text:line-break/><text:line-break/><text:span text:style-name="T4">leptrino_force_torque:</text:span></text:p>
      <text:p text:style-name="P5">ros2 launch leptrino_force_torque leptrino.launch.py</text:p>
      <text:p text:style-name="P5">ros2 topic echo force_torque</text:p>
      <text:p text:style-name="P6">python3 /<text:span text:style-name="T4">ros_ws/src/data_manipulation/</text:span>data_to_csv.py 10 30<text:line-break/><text:span text:style-name="T7">host 运行</text:span>xhost +local:</text:p>
      <text:p text:style-name="P6">python3 /<text:span text:style-name="T4">ros_ws/src/data_manipulation/real_time_visualization.p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/>
      <text:p text:style-name="P9">输入600的时候</text:p>
      <text:p text:style-name="P7">0圈：1.50 </text:p>
      <text:p text:style-name="P7">1圈： 12.21</text:p>
      <text:p text:style-name="P8">10圈： 108.80</text:p>
      <text:p text:style-name="P8">刀的直径是<text:span text:style-name="T5">30mm，</text:span></text:p>
      <text:p text:style-name="P8">所以当输入<text:span text:style-name="T5">68.3185的时候，输出为1mm/s</text:span></text:p>
      <text:p text:style-name="P8"/>
      <text:p text:style-name="P8"/>
      <text:p text:style-name="P9">实验设计：</text:p>
      <text:p text:style-name="P9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A"/>
        <table:table-column table:style-name="表格1.B" table:number-columns-repeated="3"/>
        <table:table-column table:style-name="表格1.J"/>
        <table:table-row>
          <table:table-cell table:style-name="表格1.A1" office:value-type="string">
            <text:p text:style-name="P10">Pushing speed: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A1" office:value-type="string">
            <text:p text:style-name="P17">60</text:p>
          </table:table-cell>
          <table:table-cell table:style-name="表格1.J1" office:value-type="string">
            <text:p text:style-name="P18">30</text:p>
          </table:table-cell>
        </table:table-row>
        <table:table-row>
          <table:table-cell table:style-name="表格1.A2" office:value-type="string">
            <text:p text:style-name="P10">Cutting speed:</text:p>
          </table:table-cell>
          <table:table-cell table:style-name="表格1.A2" office:value-type="string">
            <text:p text:style-name="P10"><text:span text:style-name="T6">0.5</text:span>mm/s<text:line-break/><text:span text:style-name="T6">34.1593</text:span></text:p>
          </table:table-cell>
          <table:table-cell table:style-name="表格1.A2" office:value-type="string">
            <text:p text:style-name="P13">0.8mm/s<text:line-break/>54.6548</text:p>
          </table:table-cell>
          <table:table-cell table:style-name="表格1.A2" office:value-type="string">
            <text:p text:style-name="P19">1mm/s<text:line-break/>68.3185</text:p>
          </table:table-cell>
          <table:table-cell table:style-name="表格1.A2" office:value-type="string">
            <text:p text:style-name="P10">8mm/s<text:line-break/>546.548</text:p>
          </table:table-cell>
          <table:table-cell table:style-name="表格1.A2" office:value-type="string">
            <text:p text:style-name="P10">16mm/s<text:line-break/>1093.096</text:p>
          </table:table-cell>
          <table:table-cell table:style-name="表格1.A2" office:value-type="string">
            <text:p text:style-name="P10">32mm/s<text:line-break/>2186.192</text:p>
          </table:table-cell>
          <table:table-cell table:style-name="表格1.A2" office:value-type="string">
            <text:p text:style-name="P10">64mm/s<text:line-break/>4372.384</text:p>
          </table:table-cell>
          <table:table-cell table:style-name="表格1.A2" office:value-type="string">
            <text:p text:style-name="P10">128mm/s<text:line-break/>8744.768</text:p>
          </table:table-cell>
          <table:table-cell table:style-name="表格1.J2" office:value-type="string">
            <text:p text:style-name="P18">0.5</text:p>
          </table:table-cell>
        </table:table-row>
        <table:table-row table:style-name="表格1.3">
          <table:table-cell table:style-name="表格1.A2" office:value-type="string">
            <text:p text:style-name="P14">spr</text:p>
          </table:table-cell>
          <table:table-cell table:style-name="表格1.A2" office:value-type="string">
            <text:p text:style-name="P14">0.375</text:p>
          </table:table-cell>
          <table:table-cell table:style-name="表格1.A2" office:value-type="string">
            <text:p text:style-name="P13">.<text:span text:style-name="T8">6</text:span></text:p>
          </table:table-cell>
          <table:table-cell table:style-name="表格1.A2" office:value-type="string">
            <text:p text:style-name="P15">1</text:p>
          </table:table-cell>
          <table:table-cell table:style-name="表格1.A2" office:value-type="string">
            <text:p text:style-name="P14">6</text:p>
          </table:table-cell>
          <table:table-cell table:style-name="表格1.A2" office:value-type="string">
            <text:p text:style-name="P14">12</text:p>
          </table:table-cell>
          <table:table-cell table:style-name="表格1.A2" office:value-type="string">
            <text:p text:style-name="P14">24</text:p>
          </table:table-cell>
          <table:table-cell table:style-name="表格1.A2" office:value-type="string">
            <text:p text:style-name="P14">48</text:p>
          </table:table-cell>
          <table:table-cell table:style-name="表格1.A2" office:value-type="string">
            <text:p text:style-name="P14">96</text:p>
          </table:table-cell>
          <table:table-cell table:style-name="表格1.J2" office:value-type="string">
            <text:p text:style-name="P18">1</text:p>
          </table:table-cell>
        </table:table-row>
      </table:table>
      <text:p text:style-name="P9"/>
      <text:p text:style-name="P9"/>
      <text:p text:style-name="P9"/>
      <text:p text:style-name="P9"/>
      <table:table table:name="表格2" table:style-name="表格2">
        <table:table-column table:style-name="表格2.A" table:number-columns-repeated="9"/>
        <table:table-column table:style-name="表格2.J"/>
        <table:table-row>
          <table:table-cell table:style-name="表格2.A1" office:value-type="string">
            <text:p text:style-name="P10">Phing speed:</text:p>
          </table:table-cell>
          <table:table-cell table:style-name="表格2.A1" office:value-type="string">
            <text:p text:style-name="P13">30<text:span text:style-name="T9">(0.5)</text:span></text:p>
          </table:table-cell>
          <table:table-cell table:style-name="表格2.A1" office:value-type="string">
            <text:p text:style-name="P13">40<text:span text:style-name="T9">(0.67)</text:span></text:p>
          </table:table-cell>
          <table:table-cell table:style-name="表格2.A1" office:value-type="string">
            <text:p text:style-name="P13">50<text:span text:style-name="T9">(0.83)</text:span></text:p>
          </table:table-cell>
          <table:table-cell table:style-name="表格2.A1" office:value-type="string">
            <text:p text:style-name="P13">60<text:span text:style-name="T9">(1)</text:span></text:p>
          </table:table-cell>
          <table:table-cell table:style-name="表格2.A1" office:value-type="string">
            <text:p text:style-name="P13">70<text:span text:style-name="T9">(1.17)</text:span></text:p>
          </table:table-cell>
          <table:table-cell table:style-name="表格2.A1" office:value-type="string">
            <text:p text:style-name="P13">80<text:span text:style-name="T9">(1.33)</text:span></text:p>
          </table:table-cell>
          <table:table-cell table:style-name="表格2.A1" office:value-type="string">
            <text:p text:style-name="P13">90<text:span text:style-name="T9">(1.5)</text:span></text:p>
          </table:table-cell>
          <table:table-cell table:style-name="表格2.A1" office:value-type="string">
            <text:p text:style-name="P13">100<text:span text:style-name="T9">(1.67)</text:span></text:p>
          </table:table-cell>
          <table:table-cell table:style-name="表格2.J1" office:value-type="string">
            <text:p text:style-name="P12"/>
          </table:table-cell>
        </table:table-row>
        <table:table-row>
          <table:table-cell table:style-name="表格2.A2" office:value-type="string">
            <text:p text:style-name="P10">Cutting speed:</text:p>
          </table:table-cell>
          <table:table-cell table:style-name="表格2.A2" office:value-type="string">
            <text:p text:style-name="P16">50mm/s<text:line-break/>3415.925</text:p>
          </table:table-cell>
          <table:table-cell table:style-name="表格2.A2" office:value-type="string">
            <text:p text:style-name="P16">67mm/s<text:line-break/>4554.567</text:p>
          </table:table-cell>
          <table:table-cell table:style-name="表格2.A2" office:value-type="string">
            <text:p text:style-name="P16">83mm/s<text:line-break/>5693.208</text:p>
          </table:table-cell>
          <table:table-cell table:style-name="表格2.A2" office:value-type="string">
            <text:p text:style-name="P16">100mm/s<text:line-break/>6831.85</text:p>
          </table:table-cell>
          <table:table-cell table:style-name="表格2.A2" office:value-type="string">
            <text:p text:style-name="P16">117mm/s<text:line-break/>7970.492</text:p>
          </table:table-cell>
          <table:table-cell table:style-name="表格2.A2" office:value-type="string">
            <text:p text:style-name="P16">133mm/s<text:line-break/>9109.133</text:p>
          </table:table-cell>
          <table:table-cell table:style-name="表格2.A2" office:value-type="string">
            <text:p text:style-name="P16">150mm/s<text:line-break/>10247.775</text:p>
          </table:table-cell>
          <table:table-cell table:style-name="表格2.A2" office:value-type="string">
            <text:p text:style-name="P16">167mm/s<text:line-break/>11386.4167</text:p>
          </table:table-cell>
          <table:table-cell table:style-name="表格2.J2" office:value-type="string">
            <text:p text:style-name="P10"/>
          </table:table-cell>
        </table:table-row>
        <table:table-row>
          <table:table-cell table:style-name="表格2.A2" office:value-type="string">
            <text:p text:style-name="P14">spr</text:p>
          </table:table-cell>
          <table:table-cell table:style-name="表格2.A2" office:value-type="string">
            <text:p text:style-name="P16">100</text:p>
          </table:table-cell>
          <table:table-cell table:style-name="表格2.A2" office:value-type="string">
            <text:p text:style-name="P16">100</text:p>
          </table:table-cell>
          <table:table-cell table:style-name="表格2.A2" office:value-type="string">
            <text:p text:style-name="P14">1<text:span text:style-name="T10">00</text:span></text:p>
          </table:table-cell>
          <table:table-cell table:style-name="表格2.A2" office:value-type="string">
            <text:p text:style-name="P16">100</text:p>
          </table:table-cell>
          <table:table-cell table:style-name="表格2.A2" office:value-type="string">
            <text:p text:style-name="P16">100</text:p>
          </table:table-cell>
          <table:table-cell table:style-name="表格2.A2" office:value-type="string">
            <text:p text:style-name="P16">100</text:p>
          </table:table-cell>
          <table:table-cell table:style-name="表格2.A2" office:value-type="string">
            <text:p text:style-name="P16">100</text:p>
          </table:table-cell>
          <table:table-cell table:style-name="表格2.A2" office:value-type="string">
            <text:p text:style-name="P16">100</text:p>
          </table:table-cell>
          <table:table-cell table:style-name="表格2.J2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1:31:53.312014268</meta:creation-date>
    <dc:date>2025-01-17T11:00:39.293897433</dc:date>
    <meta:editing-duration>PT5H57M9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2" meta:paragraph-count="90" meta:word-count="273" meta:character-count="1583" meta:non-whitespace-character-count="1457"/>
  </office:meta>
</office:document-meta>
</file>